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4dc9" officeooo:paragraph-rsid="00134dc9"/>
    </style:style>
    <style:style style:name="P2" style:family="paragraph" style:parent-style-name="Standard">
      <style:text-properties officeooo:rsid="0014b687" officeooo:paragraph-rsid="0014b687"/>
    </style:style>
    <style:style style:name="P3" style:family="paragraph" style:parent-style-name="Standard">
      <style:text-properties officeooo:rsid="00181744" officeooo:paragraph-rsid="00181744"/>
    </style:style>
    <style:style style:name="P4" style:family="paragraph" style:parent-style-name="Text_20_body">
      <style:text-properties officeooo:rsid="001ccb4d" officeooo:paragraph-rsid="001ccb4d"/>
    </style:style>
    <style:style style:name="P5" style:family="paragraph" style:parent-style-name="Text_20_body">
      <style:text-properties officeooo:rsid="001dfa1f" officeooo:paragraph-rsid="001dfa1f"/>
    </style:style>
    <style:style style:name="P6" style:family="paragraph" style:parent-style-name="Text_20_body">
      <style:text-properties officeooo:rsid="001e1fe2" officeooo:paragraph-rsid="001e1fe2"/>
    </style:style>
    <style:style style:name="P7" style:family="paragraph" style:parent-style-name="Text_20_body">
      <style:text-properties officeooo:rsid="001eef13" officeooo:paragraph-rsid="001dfa1f"/>
    </style:style>
    <style:style style:name="P8" style:family="paragraph" style:parent-style-name="Text_20_body">
      <style:text-properties officeooo:rsid="001eef13" officeooo:paragraph-rsid="001eef13"/>
    </style:style>
    <style:style style:name="P9" style:family="paragraph" style:parent-style-name="Text_20_body">
      <style:text-properties officeooo:rsid="0024d481" officeooo:paragraph-rsid="0024d481"/>
    </style:style>
    <style:style style:name="P10" style:family="paragraph" style:parent-style-name="Heading_20_1">
      <style:text-properties officeooo:rsid="0024d481" officeooo:paragraph-rsid="0024d481"/>
    </style:style>
    <style:style style:name="P11" style:family="paragraph" style:parent-style-name="Heading_20_1">
      <style:text-properties officeooo:rsid="001dfa1f" officeooo:paragraph-rsid="001dfa1f"/>
    </style:style>
    <style:style style:name="P12" style:family="paragraph" style:parent-style-name="Heading_20_1">
      <style:text-properties officeooo:paragraph-rsid="001a1743"/>
    </style:style>
    <style:style style:name="P13" style:family="paragraph" style:parent-style-name="Heading_20_1">
      <style:text-properties officeooo:rsid="001ccb4d" officeooo:paragraph-rsid="001ccb4d"/>
    </style:style>
    <style:style style:name="T1" style:family="text">
      <style:text-properties officeooo:rsid="00159bd4"/>
    </style:style>
    <style:style style:name="T2" style:family="text">
      <style:text-properties officeooo:rsid="00181744"/>
    </style:style>
    <style:style style:name="T3" style:family="text">
      <style:text-properties officeooo:rsid="001b30b3"/>
    </style:style>
    <style:style style:name="T4" style:family="text">
      <style:text-properties officeooo:rsid="001ccb4d"/>
    </style:style>
    <style:style style:name="T5" style:family="text">
      <style:text-properties officeooo:rsid="001dfa1f"/>
    </style:style>
    <style:style style:name="T6" style:family="text">
      <style:text-properties officeooo:rsid="001e1fe2"/>
    </style:style>
    <style:style style:name="T7" style:family="text">
      <style:text-properties officeooo:rsid="001eef13"/>
    </style:style>
    <style:style style:name="T8" style:family="text">
      <style:text-properties officeooo:rsid="00203107"/>
    </style:style>
    <style:style style:name="T9" style:family="text">
      <style:text-properties officeooo:rsid="0021d329"/>
    </style:style>
    <style:style style:name="T10" style:family="text">
      <style:text-properties officeooo:rsid="00239c15"/>
    </style:style>
    <style:style style:name="T11" style:family="text">
      <style:text-properties officeooo:rsid="002573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Handover Pack Compiler</text:h>
      <text:p text:style-name="P9"><text:span text:style-name="T11">File collation tool</text:span> to augment my work at Mypower</text:p>
      <text:h text:style-name="P11" text:outline-level="1"/>
      <text:h text:style-name="P11" text:outline-level="1">Overview</text:h>
      <text:p text:style-name="P5">A Python script I wrote to augment some paperwork tasks I was responsible for at &lt;MudLink&gt;My<text:span text:style-name="T10">p</text:span>ower&lt;/MudLink&gt;, automating repetitive parts of it. Built in &lt;strong&gt;Python&lt;/strong&gt; and then later adapted to a &lt;strong&gt;C#&lt;/strong&gt; program using &lt;strong&gt;WinForms&lt;/strong&gt;.</text:p>
      <text:h text:style-name="P11" text:outline-level="1">Details</text:h>
      <text:p text:style-name="P1">While working at My<text:span text:style-name="T10">p</text:span>ower, one of my <text:span text:style-name="T2">responsibilities</text:span> <text:span text:style-name="T2">was the</text:span> creat<text:span text:style-name="T2">ion</text:span> and formatting <text:span text:style-name="T2">of</text:span> handover packs for clients. This required finding appropriate warranties and manuals for the installed equipment, as well as specific certifications and prediction tools for the job. It also needed a cover sheet to be filled out, containing an overview of the project.</text:p>
      <text:p text:style-name="P1"/>
      <text:p text:style-name="P2">After putting a few of these together, it became obvious that a lot of the actions required were repetitive and a significant portion of my time was spent navigating through folders, finding a file then double checking it was referring to the correct component or job.</text:p>
      <text:p text:style-name="P2"/>
      <text:p text:style-name="P2">This <text:span text:style-name="T2">program</text:span> started as a Command Prompt script to remove a lot of the repetitive nature of the process. It wasn’t possible to automate the process completely, it still required some <text:span text:style-name="T1">investigation to workout some details, however, it did significantly increase the rate I could process them, turning a task that would often taken around an hour, into one that could be performed 4 or 5 times in an hour.</text:span></text:p>
      <text:p text:style-name="P2"/>
      <text:p text:style-name="P3">I then began work, in my free time, designing a WinForms application. The aim was to make a more user friendly piece of software which other people could use. <text:span text:style-name="T3">Looking back at it, I’m </text:span><text:span text:style-name="T4">aware of many mistakes I made in the design and implementation</text:span><text:span text:style-name="T3">. But it was an invaluable learning experience and didn’t turn out too badly for my first attempt at a project like this. </text:span><text:span text:style-name="T4">I never finished polishing this software sadly, as I left the company and got a permanent position as a developer.</text:span></text:p>
      <text:p text:style-name="P3"/>
      <text:h text:style-name="P12" text:outline-level="1">What <text:span text:style-name="T2">did I learn?</text:span></text:h>
      <text:p text:style-name="P5">This was my first time really using C# or creating anything with a proper interface. So the big learning experience here <text:span text:style-name="T8">came from using</text:span> <text:span text:style-name="T6">both technologies.</text:span></text:p>
      <text:p text:style-name="P6">Looking back, it’s also very apparent how important good coding practices are, and while I wasn’t aware at the time, <text:span text:style-name="T7">the lack of separation between the model and view </text:span><text:span text:style-name="T8">accompanied by</text:span><text:span text:style-name="T7"> the large, monolithic, function</text:span><text:span text:style-name="T8">s</text:span><text:span text:style-name="T7"> in the code, definitely made it more of a challenge than it should have.</text:span></text:p>
      <text:p text:style-name="P7">This was also the first time I’d designed something to be used independently of myself, so it was the first time I realised the importance of making something intuitive, and easy to use.</text:p>
      <text:p text:style-name="P8">My final, <text:span text:style-name="T8">and I think most important</text:span> takeaway, was that a program doesn’t have to do <text:soft-page-break/>&lt;i&gt;everything&lt;/i&gt; to be useful. A lot of the feature of the script, I tried to port into the full software, but that resulted in it being complicated to use and not worth the time to learn. <text:span text:style-name="T8">At it’s core, it didn’t need to do a lot to still be useful, and if I had started by implementing the absolute basics, then expanded it later, I would have seen a far cleaner result, which could have been built upon later.</text:span></text:p>
      <text:h text:style-name="P13" text:outline-level="1">GitHub</text:h>
      <text:p text:style-name="P4">You can see the GitHub repositories here, <text:span text:style-name="T5">just don’t judge me too harshly on them, </text:span><text:span text:style-name="T9">this was an old project.</text:span></text:p>
      <text:p text:style-name="P4">The original Python script: &lt;MudLink&gt;<text:a xlink:type="simple" xlink:href="https://github.com/Rielk/Handover-Pack-Compiler-Python" text:style-name="Internet_20_link" text:visited-style-name="Visited_20_Internet_20_Link">https://github.com/Rielk/Handover-Pack-Compiler-Python</text:a>&lt;/MudLink&gt;</text:p>
      <text:p text:style-name="P4">And the software with a GUI: &lt;MudLink&gt;<text:a xlink:type="simple" xlink:href="https://github.com/Rielk/Handover-Pack-Compiler" text:style-name="Internet_20_link" text:visited-style-name="Visited_20_Internet_20_Link">https://github.com/Rielk/Handover-Pack-Compiler</text:a>&lt;/MudLink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18:48:46.565000000</dc:date>
    <meta:editing-duration>PT4H19M10S</meta:editing-duration>
    <meta:editing-cycles>9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18" meta:word-count="547" meta:character-count="3310" meta:non-whitespace-character-count="2781"/>
  </office:meta>
</office:document-meta>
</file>